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Fadenstärke [mm]</text:p>
          </table:table-cell>
          <table:table-cell table:number-columns-repeated="4"/>
          <table:table-cell office:value-type="string" calcext:value-type="string">
            <text:p>a innen [mm]</text:p>
          </table:table-cell>
          <table:table-cell table:number-columns-repeated="3"/>
          <table:table-cell office:value-type="string" calcext:value-type="string">
            <text:p>a speiche [mm]</text:p>
          </table:table-cell>
          <table:table-cell table:number-columns-repeated="3"/>
          <table:table-cell office:value-type="string" calcext:value-type="string">
            <text:p>c rad [mm]</text:p>
          </table:table-cell>
          <table:table-cell table:number-columns-repeated="3"/>
          <table:table-cell office:value-type="string" calcext:value-type="string">
            <text:p>a nabe [mm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.4" calcext:value-type="float">
            <text:p>3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.7" calcext:value-type="float">
            <text:p>99,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9.9" calcext:value-type="float">
            <text:p>99,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,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,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,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9.7" calcext:value-type="float">
            <text:p>99,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,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.4" calcext:value-type="float">
            <text:p>30,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,5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9.9" calcext:value-type="float">
            <text:p>99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.3" calcext:value-type="float">
            <text:p>30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Geschätzter Fehler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  <table:table-cell office:value-type="string" calcext:value-type="string">
            <text:p>Geschätzter Fehler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Geschätzter Fehler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Geschätzter Fehler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Geschätzter Fehler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ttelwert</text:p>
          </table:table-cell>
          <table:table-cell table:formula="of:=AVERAGE([.B2:.B6])" office:value-type="float" office:value="0.504" calcext:value-type="float">
            <text:p>0,504</text:p>
          </table:table-cell>
          <table:table-cell table:number-columns-repeated="3"/>
          <table:table-cell office:value-type="string" calcext:value-type="string">
            <text:p>Mittelwert</text:p>
          </table:table-cell>
          <table:table-cell table:formula="of:=AVERAGE([.G2:.G6])" office:value-type="float" office:value="99.84" calcext:value-type="float">
            <text:p>99,84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K2:.K6])" office:value-type="float" office:value="10.64" calcext:value-type="float">
            <text:p>10,64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O2:.O6])" office:value-type="float" office:value="30.4" calcext:value-type="float">
            <text:p>30,4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S2:.S6])" office:value-type="float" office:value="5.08" calcext:value-type="float">
            <text:p>5,08</text:p>
          </table:table-cell>
        </table:table-row>
        <table:table-row table:style-name="ro1">
          <table:table-cell office:value-type="string" calcext:value-type="string">
            <text:p>Stabw</text:p>
          </table:table-cell>
          <table:table-cell table:formula="of:=STDEV([.B2:.B6])" office:value-type="float" office:value="0.0167332005306815" calcext:value-type="float">
            <text:p>0,016733200530682</text:p>
          </table:table-cell>
          <table:table-cell table:number-columns-repeated="3"/>
          <table:table-cell office:value-type="string" calcext:value-type="string">
            <text:p>Stabw</text:p>
          </table:table-cell>
          <table:table-cell table:formula="of:=STDEV([.G2:.G6])" office:value-type="float" office:value="0.134164078649987" calcext:value-type="float">
            <text:p>0,134164078649987</text:p>
          </table:table-cell>
          <table:table-cell table:number-columns-repeated="2"/>
          <table:table-cell office:value-type="string" calcext:value-type="string">
            <text:p>Stabw</text:p>
          </table:table-cell>
          <table:table-cell table:formula="of:=STDEV([.K2:.K6])" office:value-type="float" office:value="0.0547722557505164" calcext:value-type="float">
            <text:p>0,054772255750516</text:p>
          </table:table-cell>
          <table:table-cell table:number-columns-repeated="2"/>
          <table:table-cell office:value-type="string" calcext:value-type="string">
            <text:p>Stabw</text:p>
          </table:table-cell>
          <table:table-cell table:formula="of:=STDEV([.O2:.O6])" office:value-type="float" office:value="0.0707106781186545" calcext:value-type="float">
            <text:p>0,070710678118655</text:p>
          </table:table-cell>
          <table:table-cell table:number-columns-repeated="2"/>
          <table:table-cell office:value-type="string" calcext:value-type="string">
            <text:p>Stabw</text:p>
          </table:table-cell>
          <table:table-cell table:formula="of:=STDEV([.S2:.S6])" office:value-type="float" office:value="0.0447213595499956" calcext:value-type="float">
            <text:p>0,044721359549996</text:p>
          </table:table-cell>
        </table:table-row>
        <table:table-row table:style-name="ro1">
          <table:table-cell office:value-type="string" calcext:value-type="string">
            <text:p>Fehler Reihe</text:p>
          </table:table-cell>
          <table:table-cell table:formula="of:=[.B10]/SQRT(COUNT([.B2:.B6]))" office:value-type="float" office:value="0.00748331477354789" calcext:value-type="float">
            <text:p>0,007483314773548</text:p>
          </table:table-cell>
          <table:table-cell table:number-columns-repeated="3"/>
          <table:table-cell office:value-type="string" calcext:value-type="string">
            <text:p>Fehler Reihe</text:p>
          </table:table-cell>
          <table:table-cell table:formula="of:=[.G10]/SQRT(COUNT([.G2:.G6]))" office:value-type="float" office:value="0.0599999999999999" calcext:value-type="float">
            <text:p>0,06</text:p>
          </table:table-cell>
          <table:table-cell table:number-columns-repeated="2"/>
          <table:table-cell office:value-type="string" calcext:value-type="string">
            <text:p>Fehler Reihe</text:p>
          </table:table-cell>
          <table:table-cell table:formula="of:=[.K10]/SQRT(COUNT([.K2:.K6]))" office:value-type="float" office:value="0.0244948974278317" calcext:value-type="float">
            <text:p>0,024494897427832</text:p>
          </table:table-cell>
          <table:table-cell table:number-columns-repeated="2"/>
          <table:table-cell office:value-type="string" calcext:value-type="string">
            <text:p>Fehler Reihe</text:p>
          </table:table-cell>
          <table:table-cell table:formula="of:=[.O10]/SQRT(COUNT([.O2:.O6]))" office:value-type="float" office:value="0.0316227766016837" calcext:value-type="float">
            <text:p>0,031622776601684</text:p>
          </table:table-cell>
          <table:table-cell table:number-columns-repeated="2"/>
          <table:table-cell office:value-type="string" calcext:value-type="string">
            <text:p>Fehler Reihe</text:p>
          </table:table-cell>
          <table:table-cell table:formula="of:=[.S10]/SQRT(COUNT([.S2:.S6]))" office:value-type="float" office:value="0.0199999999999999" calcext:value-type="float">
            <text:p>0,02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Messreihe</text:p>
          </table:table-cell>
          <table:table-cell office:value-type="string" calcext:value-type="string">
            <text:p>Anzahl Schwingungen</text:p>
          </table:table-cell>
          <table:table-cell office:value-type="string" calcext:value-type="string">
            <text:p>Dauer [s]</text:p>
          </table:table-cell>
          <table:table-cell table:number-columns-repeated="2"/>
          <table:table-cell office:value-type="string" calcext:value-type="string">
            <text:p>a außen [mm]</text:p>
          </table:table-cell>
          <table:table-cell table:number-columns-repeated="3"/>
          <table:table-cell office:value-type="string" calcext:value-type="string">
            <text:p>c speiche [mm]</text:p>
          </table:table-cell>
          <table:table-cell table:number-columns-repeated="3"/>
          <table:table-cell office:value-type="string" calcext:value-type="string">
            <text:p>a rad [mm]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.16" calcext:value-type="float">
            <text:p>13,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.8" calcext:value-type="float">
            <text:p>15,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.38" calcext:value-type="float">
            <text:p>13,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.24" calcext:value-type="float">
            <text:p>13,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0.9" calcext:value-type="float">
            <text:p>130,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.8" calcext:value-type="float">
            <text:p>15,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.42" calcext:value-type="float">
            <text:p>13,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0.9" calcext:value-type="float">
            <text:p>130,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.7" calcext:value-type="float">
            <text:p>15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.28" calcext:value-type="float">
            <text:p>13,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0.9" calcext:value-type="float">
            <text:p>130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,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eschätzter Fehler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Geschätzter Fehler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Geschätzter Fehler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AVERAGE([.G16:.G20])" office:value-type="float" office:value="130.94" calcext:value-type="float">
            <text:p>130,94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K16:.K20])" office:value-type="float" office:value="5.5" calcext:value-type="float">
            <text:p>5,5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O16:.O20])" office:value-type="float" office:value="15.68" calcext:value-type="float">
            <text:p>15,6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bw</text:p>
          </table:table-cell>
          <table:table-cell table:formula="of:=STDEV([.G16:.G20])" office:value-type="float" office:value="0.0547722557505135" calcext:value-type="float">
            <text:p>0,054772255750514</text:p>
          </table:table-cell>
          <table:table-cell table:number-columns-repeated="2"/>
          <table:table-cell office:value-type="string" calcext:value-type="string">
            <text:p>Stabw</text:p>
          </table:table-cell>
          <table:table-cell table:formula="of:=STDEV([.K16:.K20])" office:value-type="float" office:value="0.0999999999999996" calcext:value-type="float">
            <text:p>0,1</text:p>
          </table:table-cell>
          <table:table-cell table:number-columns-repeated="2"/>
          <table:table-cell office:value-type="string" calcext:value-type="string">
            <text:p>Stabw</text:p>
          </table:table-cell>
          <table:table-cell table:formula="of:=STDEV([.O16:.O20])" office:value-type="float" office:value="0.130384048104053" calcext:value-type="float">
            <text:p>0,13038404810405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ehler Reihe</text:p>
          </table:table-cell>
          <table:table-cell table:formula="of:=[.G24]/SQRT(COUNT([.G16:.G20]))" office:value-type="float" office:value="0.0244948974278304" calcext:value-type="float">
            <text:p>0,02449489742783</text:p>
          </table:table-cell>
          <table:table-cell table:number-columns-repeated="2"/>
          <table:table-cell office:value-type="string" calcext:value-type="string">
            <text:p>Fehler Reihe</text:p>
          </table:table-cell>
          <table:table-cell table:formula="of:=[.K24]/SQRT(COUNT([.K16:.K20]))" office:value-type="float" office:value="0.0447213595499956" calcext:value-type="float">
            <text:p>0,044721359549996</text:p>
          </table:table-cell>
          <table:table-cell table:number-columns-repeated="2"/>
          <table:table-cell office:value-type="string" calcext:value-type="string">
            <text:p>Fehler Reihe</text:p>
          </table:table-cell>
          <table:table-cell table:formula="of:=[.O24]/SQRT(COUNT([.O16:.O20]))" office:value-type="float" office:value="0.0583095189484532" calcext:value-type="float">
            <text:p>0,0583095189484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.00.0000</text:date>, <text:time style:data-style-name="N2" text:time-value="13:59:39.5941186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2:31:32.828787977</meta:creation-date>
    <meta:generator>LibreOffice/6.0.3.2$Linux_X86_64 LibreOffice_project/00m0$Build-2</meta:generator>
    <dc:date>2018-07-04T07:58:45.950852275</dc:date>
    <meta:editing-duration>PT53M29S</meta:editing-duration>
    <meta:editing-cycles>6</meta:editing-cycles>
    <meta:document-statistic meta:table-count="1" meta:cell-count="170" meta:object-count="0"/>
  </office:meta>
</office:document-meta>
</file>